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E000002747B44284B61E497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.589cm" svg:height="9.747cm" svg:x="1.088cm" svg:y="9.154cm">
          <draw:image xlink:href="Pictures/10000000000004EE000002747B44284B61E497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1:42:37.799121466</meta:creation-date>
    <dc:date>2020-06-16T11:43:17.587167169</dc:date>
    <meta:editing-duration>PT4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